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972222222222cm"/>
    </style:style>
    <style:style style:name="co3" style:family="table-column">
      <style:table-column-properties fo:break-before="auto" style:column-width="10.495138888888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09763888888889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5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7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1" table:default-cell-style-name="ce15"/>
        <table:table-column table:style-name="co7" table:default-cell-style-name="ce15"/>
        <table:table-column table:style-name="co6" table:number-columns-repeated="3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970" table:content-validation-name="val2" table:style-name="ce24">
            <text:p>9970.00</text:p>
          </table:table-cell>
          <table:table-cell office:value-type="float" office:value="9095.4187687501035" table:content-validation-name="val1" table:style-name="ce26">
            <text:p>9095.42</text:p>
          </table:table-cell>
          <table:table-cell office:value-type="float" office:value="21041" table:content-validation-name="val2" table:style-name="ce24">
            <text:p>21041.00</text:p>
          </table:table-cell>
          <table:table-cell office:value-type="float" office:value="19929.089495487933" table:content-validation-name="val1" table:style-name="ce26">
            <text:p>19929.09</text:p>
          </table:table-cell>
          <table:table-cell office:value-type="float" office:value="14054" table:content-validation-name="val2" table:style-name="ce24">
            <text:p>14054.00</text:p>
          </table:table-cell>
          <table:table-cell office:value-type="float" office:value="13604.837806303072" table:content-validation-name="val1" table:style-name="ce26">
            <text:p>13604.84</text:p>
          </table:table-cell>
          <table:table-cell office:value-type="float" office:value="5193" table:content-validation-name="val2" table:style-name="ce24">
            <text:p>5193.00</text:p>
          </table:table-cell>
          <table:table-cell office:value-type="float" office:value="5073.3922372379029" table:content-validation-name="val1" table:style-name="ce26">
            <text:p>5073.39</text:p>
          </table:table-cell>
          <table:table-cell office:value-type="float" office:value="366" table:content-validation-name="val2" table:style-name="ce24">
            <text:p>366.00</text:p>
          </table:table-cell>
          <table:table-cell office:value-type="float" office:value="361.32" table:content-validation-name="val1" table:style-name="ce26">
            <text:p>361.32</text:p>
          </table:table-cell>
          <table:table-cell office:value-type="float" office:value="143" table:content-validation-name="val2" table:style-name="ce24">
            <text:p>143.00</text:p>
          </table:table-cell>
          <table:table-cell office:value-type="float" office:value="142.57432432439998" table:content-validation-name="val1" table:style-name="ce26">
            <text:p>142.57</text:p>
          </table:table-cell>
          <table:table-cell office:value-type="float" office:value="50767" table:style-name="ce7">
            <text:p>50,767</text:p>
          </table:table-cell>
          <table:table-cell office:value-type="float" office:value="48207" table:style-name="ce7">
            <text:p>48,207</text:p>
          </table:table-cell>
          <table:table-cell office:value-type="float" office:value="2723" table:content-validation-name="val4" table:style-name="ce30">
            <text:p>2723</text:p>
          </table:table-cell>
          <table:table-cell office:value-type="float" office:value="2548.9891891870971" table:content-validation-name="val1" table:style-name="ce28">
            <text:p>2548.99</text:p>
          </table:table-cell>
          <table:table-cell office:value-type="float" office:value="468" table:content-validation-name="val4" table:style-name="ce30">
            <text:p>468</text:p>
          </table:table-cell>
          <table:table-cell office:value-type="float" office:value="464.01621621620001" table:content-validation-name="val1" table:style-name="ce28">
            <text:p>464.02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3191" table:style-name="ce7">
            <text:p>3,191</text:p>
          </table:table-cell>
          <table:table-cell office:value-type="float" office:value="3013" table:style-name="ce7">
            <text:p>3,013</text:p>
          </table:table-cell>
          <table:table-cell table:style-name="ce9"/>
          <table:table-cell office:value-type="float" office:value="53958" table:style-name="ce7">
            <text:p>53,958</text:p>
          </table:table-cell>
          <table:table-cell office:value-type="float" office:value="51220" table:style-name="ce7">
            <text:p>51,220</text:p>
          </table:table-cell>
          <table:table-cell office:value-type="currency" office:value="161787186.92000002" table:content-validation-name="val5" table:style-name="ce10">
            <text:p>£161,787,186.92</text:p>
          </table:table-cell>
          <table:table-cell office:value-type="currency" office:value="14074411.380000008" table:content-validation-name="val5" table:style-name="ce10">
            <text:p>£14,074,411.38</text:p>
          </table:table-cell>
          <table:table-cell office:value-type="currency" office:value="4572378.32" table:content-validation-name="val5" table:style-name="ce10">
            <text:p>£4,572,378.32</text:p>
          </table:table-cell>
          <table:table-cell office:value-type="currency" office:value="2196900.7999999993" table:content-validation-name="val5" table:style-name="ce10">
            <text:p>£2,196,900.80</text:p>
          </table:table-cell>
          <table:table-cell office:value-type="currency" office:value="47191974.160000004" table:content-validation-name="val5" table:style-name="ce10">
            <text:p>£47,191,974.16</text:p>
          </table:table-cell>
          <table:table-cell office:value-type="currency" office:value="22322131.829999998" table:content-validation-name="val5" table:style-name="ce10">
            <text:p>£22,322,131.83</text:p>
          </table:table-cell>
          <table:table-cell office:value-type="currency" office:value="252144983.41" table:style-name="ce11">
            <text:p>£252,144,983.41</text:p>
          </table:table-cell>
          <table:table-cell office:value-type="currency" office:value="20008797.920000002" table:content-validation-name="val5" table:style-name="ce12">
            <text:p>£20,008,797.92</text:p>
          </table:table-cell>
          <table:table-cell office:value-type="currency" office:value="3832960.2800000003" table:content-validation-name="val5" table:style-name="ce12">
            <text:p>£3,832,960.28</text:p>
          </table:table-cell>
          <table:table-cell office:value-type="currency" office:value="23841758.199999999" table:style-name="ce11">
            <text:p>£23,841,758.20</text:p>
          </table:table-cell>
          <table:table-cell office:value-type="currency" office:value="275986741.61000001" table:style-name="ce13">
            <text:p>£275,986,741.61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9" table:content-validation-name="val2" table:style-name="ce24">
            <text:p>429.00</text:p>
          </table:table-cell>
          <table:table-cell office:value-type="float" office:value="327.89" table:content-validation-name="val1" table:style-name="ce26">
            <text:p>327.89</text:p>
          </table:table-cell>
          <table:table-cell office:value-type="float" office:value="325" table:content-validation-name="val2" table:style-name="ce24">
            <text:p>325.00</text:p>
          </table:table-cell>
          <table:table-cell office:value-type="float" office:value="292.81" table:content-validation-name="val1" table:style-name="ce26">
            <text:p>292.81</text:p>
          </table:table-cell>
          <table:table-cell office:value-type="float" office:value="516" table:content-validation-name="val2" table:style-name="ce24">
            <text:p>516.00</text:p>
          </table:table-cell>
          <table:table-cell office:value-type="float" office:value="493.94" table:content-validation-name="val1" table:style-name="ce26">
            <text:p>493.94</text:p>
          </table:table-cell>
          <table:table-cell office:value-type="float" office:value="105" table:content-validation-name="val2" table:style-name="ce24">
            <text:p>105.00</text:p>
          </table:table-cell>
          <table:table-cell office:value-type="float" office:value="102.45" table:content-validation-name="val1" table:style-name="ce26">
            <text:p>102.45</text:p>
          </table:table-cell>
          <table:table-cell office:value-type="float" office:value="9" table:content-validation-name="val2" table:style-name="ce24">
            <text:p>9.00</text:p>
          </table:table-cell>
          <table:table-cell office:value-type="float" office:value="8.8000000000000007" table:content-validation-name="val1" table:style-name="ce26">
            <text:p>8.80</text:p>
          </table:table-cell>
          <table:table-cell table:content-validation-name="val2" table:style-name="ce24"/>
          <table:table-cell table:content-validation-name="val1" table:style-name="ce26"/>
          <table:table-cell office:value-type="float" office:value="1384" table:style-name="ce7">
            <text:p>1,384</text:p>
          </table:table-cell>
          <table:table-cell office:value-type="float" office:value="1226" table:style-name="ce7">
            <text:p>1,226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0" table:content-validation-name="val1" table:style-name="ce28">
            <text:p>10.00</text:p>
          </table:table-cell>
          <table:table-cell office:value-type="float" office:value="10" table:content-validation-name="val3" table:style-name="ce32">
            <text:p>10.00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style-name="ce9"/>
          <table:table-cell office:value-type="float" office:value="1394" table:style-name="ce7">
            <text:p>1,394</text:p>
          </table:table-cell>
          <table:table-cell office:value-type="float" office:value="1236" table:style-name="ce7">
            <text:p>1,236</text:p>
          </table:table-cell>
          <table:table-cell office:value-type="currency" office:value="3705141.2300000004" table:content-validation-name="val5" table:style-name="ce10">
            <text:p>£3,705,141.23</text:p>
          </table:table-cell>
          <table:table-cell office:value-type="currency" office:value="20511.36" table:content-validation-name="val5" table:style-name="ce10">
            <text:p>£20,511.36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56363.44" table:content-validation-name="val5" table:style-name="ce10">
            <text:p>£156,363.44</text:p>
          </table:table-cell>
          <table:table-cell office:value-type="currency" office:value="1057776.18" table:content-validation-name="val5" table:style-name="ce10">
            <text:p>£1,057,776.18</text:p>
          </table:table-cell>
          <table:table-cell office:value-type="currency" office:value="502249.91" table:content-validation-name="val5" table:style-name="ce10">
            <text:p>£502,249.91</text:p>
          </table:table-cell>
          <table:table-cell office:value-type="currency" office:value="5442042.1200000001" table:style-name="ce11">
            <text:p>£5,442,042.12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5442042.1200000001" table:style-name="ce13">
            <text:p>£5,442,042.12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27" table:content-validation-name="val2" table:style-name="ce24">
            <text:p>27.00</text:p>
          </table:table-cell>
          <table:table-cell office:value-type="float" office:value="26.08" table:content-validation-name="val1" table:style-name="ce26">
            <text:p>26.08</text:p>
          </table:table-cell>
          <table:table-cell office:value-type="float" office:value="119" table:content-validation-name="val2" table:style-name="ce24">
            <text:p>119.00</text:p>
          </table:table-cell>
          <table:table-cell office:value-type="float" office:value="114.85" table:content-validation-name="val1" table:style-name="ce26">
            <text:p>114.85</text:p>
          </table:table-cell>
          <table:table-cell office:value-type="float" office:value="713" table:content-validation-name="val2" table:style-name="ce24">
            <text:p>713.00</text:p>
          </table:table-cell>
          <table:table-cell office:value-type="float" office:value="684.36" table:content-validation-name="val1" table:style-name="ce26">
            <text:p>684.36</text:p>
          </table:table-cell>
          <table:table-cell office:value-type="float" office:value="119" table:content-validation-name="val2" table:style-name="ce24">
            <text:p>119.00</text:p>
          </table:table-cell>
          <table:table-cell office:value-type="float" office:value="115.79" table:content-validation-name="val1" table:style-name="ce26">
            <text:p>115.79</text:p>
          </table:table-cell>
          <table:table-cell office:value-type="float" office:value="13" table:content-validation-name="val2" table:style-name="ce24">
            <text:p>13.00</text:p>
          </table:table-cell>
          <table:table-cell office:value-type="float" office:value="13" table:content-validation-name="val1" table:style-name="ce26">
            <text:p>13.00</text:p>
          </table:table-cell>
          <table:table-cell office:value-type="float" office:value="1" table:content-validation-name="val2" table:style-name="ce24">
            <text:p>1.00</text:p>
          </table:table-cell>
          <table:table-cell office:value-type="float" office:value="1" table:content-validation-name="val1" table:style-name="ce26">
            <text:p>1.00</text:p>
          </table:table-cell>
          <table:table-cell office:value-type="float" office:value="992" table:style-name="ce7">
            <text:p>992</text:p>
          </table:table-cell>
          <table:table-cell office:value-type="float" office:value="955" table:style-name="ce7">
            <text:p>955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" table:content-validation-name="val4" table:style-name="ce30">
            <text:p>1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9">
            <text:p>1.00</text:p>
          </table:table-cell>
          <table:table-cell office:value-type="float" office:value="993" table:style-name="ce7">
            <text:p>993</text:p>
          </table:table-cell>
          <table:table-cell office:value-type="float" office:value="956" table:style-name="ce7">
            <text:p>956</text:p>
          </table:table-cell>
          <table:table-cell office:value-type="currency" office:value="3394783" table:content-validation-name="val5" table:style-name="ce10">
            <text:p>£3,394,783.00</text:p>
          </table:table-cell>
          <table:table-cell office:value-type="currency" office:value="117354" table:content-validation-name="val5" table:style-name="ce10">
            <text:p>£117,354.00</text:p>
          </table:table-cell>
          <table:table-cell office:value-type="currency" office:value="25000" table:content-validation-name="val5" table:style-name="ce10">
            <text:p>£25,000.00</text:p>
          </table:table-cell>
          <table:table-cell office:value-type="currency" office:value="11144" table:content-validation-name="val5" table:style-name="ce10">
            <text:p>£11,144.00</text:p>
          </table:table-cell>
          <table:table-cell office:value-type="currency" office:value="950993" table:content-validation-name="val5" table:style-name="ce10">
            <text:p>£950,993.00</text:p>
          </table:table-cell>
          <table:table-cell office:value-type="currency" office:value="481904" table:content-validation-name="val5" table:style-name="ce10">
            <text:p>£481,904.00</text:p>
          </table:table-cell>
          <table:table-cell office:value-type="currency" office:value="4981178" table:style-name="ce11">
            <text:p>£4,981,178.00</text:p>
          </table:table-cell>
          <table:table-cell office:value-type="currency" office:value="15504" table:content-validation-name="val5" table:style-name="ce12">
            <text:p>£15,504.00</text:p>
          </table:table-cell>
          <table:table-cell office:value-type="currency" office:value="6846" table:content-validation-name="val5" table:style-name="ce12">
            <text:p>£6,846.00</text:p>
          </table:table-cell>
          <table:table-cell office:value-type="currency" office:value="22350" table:style-name="ce11">
            <text:p>£22,350.00</text:p>
          </table:table-cell>
          <table:table-cell office:value-type="currency" office:value="5003528" table:style-name="ce13">
            <text:p>£5,003,528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10" table:content-validation-name="val2" table:style-name="ce34">
            <text:p>10.00</text:p>
          </table:table-cell>
          <table:table-cell office:value-type="float" office:value="9.2200000000000006" table:content-validation-name="val1" table:style-name="ce34">
            <text:p>9.22</text:p>
          </table:table-cell>
          <table:table-cell office:value-type="float" office:value="8" table:content-validation-name="val2" table:style-name="ce34">
            <text:p>8.00</text:p>
          </table:table-cell>
          <table:table-cell office:value-type="float" office:value="7.58" table:content-validation-name="val1" table:style-name="ce34">
            <text:p>7.58</text:p>
          </table:table-cell>
          <table:table-cell office:value-type="float" office:value="42" table:content-validation-name="val2" table:style-name="ce34">
            <text:p>42.00</text:p>
          </table:table-cell>
          <table:table-cell office:value-type="float" office:value="40.78" table:content-validation-name="val1" table:style-name="ce34">
            <text:p>40.78</text:p>
          </table:table-cell>
          <table:table-cell office:value-type="float" office:value="8" table:content-validation-name="val2" table:style-name="ce34">
            <text:p>8.00</text:p>
          </table:table-cell>
          <table:table-cell office:value-type="float" office:value="7.2" table:content-validation-name="val1" table:style-name="ce34">
            <text:p>7.20</text:p>
          </table:table-cell>
          <table:table-cell office:value-type="float" office:value="3" table:content-validation-name="val2" table:style-name="ce34">
            <text:p>3.00</text:p>
          </table:table-cell>
          <table:table-cell office:value-type="float" office:value="3" table:content-validation-name="val1" table:style-name="ce34">
            <text:p>3.00</text:p>
          </table:table-cell>
          <table:table-cell office:value-type="float" office:value="1" table:content-validation-name="val2" table:style-name="ce34">
            <text:p>1.00</text:p>
          </table:table-cell>
          <table:table-cell office:value-type="float" office:value="0.8" table:content-validation-name="val1" table:style-name="ce34">
            <text:p>0.80</text:p>
          </table:table-cell>
          <table:table-cell office:value-type="float" office:value="72" table:style-name="ce7">
            <text:p>72</text:p>
          </table:table-cell>
          <table:table-cell office:value-type="float" office:value="69" table:style-name="ce7">
            <text:p>69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19"/>
          <table:table-cell office:value-type="float" office:value="72" table:style-name="ce7">
            <text:p>72</text:p>
          </table:table-cell>
          <table:table-cell office:value-type="float" office:value="69" table:style-name="ce7">
            <text:p>69</text:p>
          </table:table-cell>
          <table:table-cell office:value-type="currency" office:value="242364.07" table:content-validation-name="val5" table:style-name="ce10">
            <text:p>£242,364.0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73049.67" table:content-validation-name="val5" table:style-name="ce10">
            <text:p>£73,049.67</text:p>
          </table:table-cell>
          <table:table-cell office:value-type="currency" office:value="34193.67" table:content-validation-name="val5" table:style-name="ce10">
            <text:p>£34,193.67</text:p>
          </table:table-cell>
          <table:table-cell office:value-type="currency" office:value="349607.41" table:style-name="ce11">
            <text:p>£349,607.41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49607.41" table:style-name="ce11">
            <text:p>£349,607.41</text:p>
          </table:table-cell>
          <table:table-cell table:style-name="ce16"/>
          <table:table-cell table:number-columns-repeated="9" table:style-name="ce21"/>
          <table:table-cell table:number-columns-repeated="16333" table:style-name="ce22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3" table:content-validation-name="val2" table:style-name="ce24">
            <text:p>93.00</text:p>
          </table:table-cell>
          <table:table-cell office:value-type="float" office:value="87.72" table:content-validation-name="val1" table:style-name="ce26">
            <text:p>87.72</text:p>
          </table:table-cell>
          <table:table-cell office:value-type="float" office:value="110" table:content-validation-name="val2" table:style-name="ce24">
            <text:p>110.00</text:p>
          </table:table-cell>
          <table:table-cell office:value-type="float" office:value="108.33" table:content-validation-name="val1" table:style-name="ce26">
            <text:p>108.33</text:p>
          </table:table-cell>
          <table:table-cell office:value-type="float" office:value="122" table:content-validation-name="val2" table:style-name="ce24">
            <text:p>122.00</text:p>
          </table:table-cell>
          <table:table-cell office:value-type="float" office:value="120.51" table:content-validation-name="val1" table:style-name="ce26">
            <text:p>120.51</text:p>
          </table:table-cell>
          <table:table-cell office:value-type="float" office:value="26" table:content-validation-name="val2" table:style-name="ce24">
            <text:p>26.00</text:p>
          </table:table-cell>
          <table:table-cell office:value-type="float" office:value="25.6" table:content-validation-name="val1" table:style-name="ce26">
            <text:p>25.60</text:p>
          </table:table-cell>
          <table:table-cell office:value-type="float" office:value="5" table:content-validation-name="val2" table:style-name="ce24">
            <text:p>5.00</text:p>
          </table:table-cell>
          <table:table-cell office:value-type="float" office:value="5" table:content-validation-name="val1" table:style-name="ce26">
            <text:p>5.00</text:p>
          </table:table-cell>
          <table:table-cell office:value-type="float" office:value="6" table:content-validation-name="val2" table:style-name="ce24">
            <text:p>6.00</text:p>
          </table:table-cell>
          <table:table-cell office:value-type="float" office:value="0.92" table:content-validation-name="val1" table:style-name="ce26">
            <text:p>0.92</text:p>
          </table:table-cell>
          <table:table-cell office:value-type="float" office:value="362" table:style-name="ce7">
            <text:p>362</text:p>
          </table:table-cell>
          <table:table-cell office:value-type="float" office:value="348" table:style-name="ce7">
            <text:p>348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362" table:style-name="ce7">
            <text:p>362</text:p>
          </table:table-cell>
          <table:table-cell office:value-type="float" office:value="348" table:style-name="ce7">
            <text:p>348</text:p>
          </table:table-cell>
          <table:table-cell office:value-type="currency" office:value="1236103.6200000001" table:content-validation-name="val5" table:style-name="ce10">
            <text:p>£1,236,103.62</text:p>
          </table:table-cell>
          <table:table-cell office:value-type="currency" office:value="21636.04" table:content-validation-name="val5" table:style-name="ce10">
            <text:p>£21,636.04</text:p>
          </table:table-cell>
          <table:table-cell office:value-type="currency" office:value="2250" table:content-validation-name="val5" table:style-name="ce10">
            <text:p>£2,250.00</text:p>
          </table:table-cell>
          <table:table-cell office:value-type="currency" office:value="2841.79" table:content-validation-name="val5" table:style-name="ce10">
            <text:p>£2,841.79</text:p>
          </table:table-cell>
          <table:table-cell office:value-type="currency" office:value="339666.7" table:content-validation-name="val5" table:style-name="ce10">
            <text:p>£339,666.70</text:p>
          </table:table-cell>
          <table:table-cell office:value-type="currency" office:value="166744.43000000002" table:content-validation-name="val5" table:style-name="ce10">
            <text:p>£166,744.43</text:p>
          </table:table-cell>
          <table:table-cell office:value-type="currency" office:value="1769242.58" table:style-name="ce11">
            <text:p>£1,769,242.58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1769242.58" table:style-name="ce13">
            <text:p>£1,769,242.58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content-validation-name="val2" table:style-name="ce25">
            <text:p>7.00</text:p>
          </table:table-cell>
          <table:table-cell office:value-type="float" office:value="7" table:content-validation-name="val1" table:style-name="ce27">
            <text:p>7.00</text:p>
          </table:table-cell>
          <table:table-cell office:value-type="float" office:value="12" table:content-validation-name="val2" table:style-name="ce25">
            <text:p>12.00</text:p>
          </table:table-cell>
          <table:table-cell office:value-type="float" office:value="10.6" table:content-validation-name="val1" table:style-name="ce27">
            <text:p>10.60</text:p>
          </table:table-cell>
          <table:table-cell office:value-type="float" office:value="86" table:content-validation-name="val2" table:style-name="ce25">
            <text:p>86.00</text:p>
          </table:table-cell>
          <table:table-cell office:value-type="float" office:value="83.28" table:content-validation-name="val1" table:style-name="ce27">
            <text:p>83.28</text:p>
          </table:table-cell>
          <table:table-cell office:value-type="float" office:value="9" table:content-validation-name="val2" table:style-name="ce25">
            <text:p>9.00</text:p>
          </table:table-cell>
          <table:table-cell office:value-type="float" office:value="8.61" table:content-validation-name="val1" table:style-name="ce27">
            <text:p>8.61</text:p>
          </table:table-cell>
          <table:table-cell office:value-type="float" office:value="4" table:content-validation-name="val2" table:style-name="ce25">
            <text:p>4.00</text:p>
          </table:table-cell>
          <table:table-cell office:value-type="float" office:value="4" table:content-validation-name="val1" table:style-name="ce27">
            <text:p>4.00</text:p>
          </table:table-cell>
          <table:table-cell office:value-type="float" office:value="0" table:content-validation-name="val2" table:style-name="ce25">
            <text:p>0.00</text:p>
          </table:table-cell>
          <table:table-cell office:value-type="float" office:value="0" table:content-validation-name="val1" table:style-name="ce27">
            <text:p>0.00</text:p>
          </table:table-cell>
          <table:table-cell office:value-type="float" office:value="118" table:style-name="ce7">
            <text:p>118</text:p>
          </table:table-cell>
          <table:table-cell office:value-type="float" office:value="113" table:style-name="ce7">
            <text:p>113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118" table:style-name="ce7">
            <text:p>118</text:p>
          </table:table-cell>
          <table:table-cell office:value-type="float" office:value="113" table:style-name="ce7">
            <text:p>113</text:p>
          </table:table-cell>
          <table:table-cell office:value-type="currency" office:value="349472.98999999976" table:content-validation-name="val5" table:style-name="ce20">
            <text:p>£349,472.99</text:p>
          </table:table-cell>
          <table:table-cell office:value-type="currency" office:value="5004.7499999999991" table:content-validation-name="val5" table:style-name="ce20">
            <text:p>£5,004.75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94219.570000000022" table:content-validation-name="val5" table:style-name="ce20">
            <text:p>£94,219.57</text:p>
          </table:table-cell>
          <table:table-cell office:value-type="currency" office:value="46907.559999999969" table:content-validation-name="val5" table:style-name="ce20">
            <text:p>£46,907.56</text:p>
          </table:table-cell>
          <table:table-cell office:value-type="currency" office:value="495604.87" table:style-name="ce11">
            <text:p>£495,604.87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95604.87" table:style-name="ce13">
            <text:p>£495,604.87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6343" table:style-name="ce15"/>
        </table:table-row>
        <table:table-row table:number-rows-repeated="5"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0" table:style-name="ce15"/>
          <table:table-cell table:number-columns-repeated="16333" table:style-name="ce1"/>
        </table:table-row>
        <table:table-row table:number-rows-repeated="104856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/>
    <dc:creator/>
    <meta:creation-date>2025-08-26T14:10:09Z</meta:creation-date>
    <dc:date>2025-08-26T14:10:21Z</dc:date>
  </office:meta>
</office:document-meta>
</file>